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8728in"/>
    </style:style>
    <style:style style:name="co3" style:family="table-column">
      <style:table-column-properties fo:break-before="auto" style:column-width="2.498in"/>
    </style:style>
    <style:style style:name="co4" style:family="table-column">
      <style:table-column-properties fo:break-before="auto" style:column-width="1.22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3.9772in"/>
    </style:style>
    <style:style style:name="co9" style:family="table-column">
      <style:table-column-properties fo:break-before="auto" style:column-width="3.0799in"/>
    </style:style>
    <style:style style:name="co10" style:family="table-column">
      <style:table-column-properties fo:break-before="auto" style:column-width="4.0882in"/>
    </style:style>
    <style:style style:name="co11" style:family="table-column">
      <style:table-column-properties fo:break-before="auto" style:column-width="2.0256in"/>
    </style:style>
    <style:style style:name="co12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0000"/>
      <style:text-properties fo:color="#0000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ser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User (other)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 / Reference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(other)</text:span> / Profile / Tagsets</text:p>
          </table:table-cell>
          <table:table-cell office:value-type="string" calcext:value-type="string">
            <text:p>CRE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/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/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User Self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User 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User 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Hub" table:style-name="ta1">
        <table:table-column table:style-name="co1" table:number-columns-repeated="3" table:default-cell-style-name="Default"/>
        <table:table-column table:style-name="co8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HALLENGE</text:p>
          </table:table-cell>
          <table:table-cell table:style-name="ce9"/>
          <table:table-cell table:number-columns-repeated="2" table:style-name="ce13" office:value-type="string" calcext:value-type="string">
            <text:p>Yes</text:p>
          </table:table-cell>
          <table:table-cell table:style-name="ce9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number-columns-repeated="4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<text:span text:style-name="T1">Hub (Private)  </text:span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ull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</text:span> 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10">
            <text:p><text:span text:style-name="T1">Hub (Private)  </text:span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<text:span text:style-name="T1">Hub (Private)  </text:span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MOVE_CARD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7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rivate)  </text:span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Lifecyc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Templates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rivate)  </text:span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HUB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<text:span text:style-name="T1">Hub (Public</text:span>)  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</text:span> 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<text:span text:style-name="T1">Hub (Public)  </text:span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<text:span text:style-name="T1">Hub (Public)  </text:span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Lifecycle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Templates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Hub (Public)  </text:span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READ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rganiza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rganiz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 / 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ofile / Tagse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Verif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<text:span text:style-name="T1">Organization</text:span> 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style-name="Default" office:value-type="string" calcext:value-type="string">
            <text:p>Ye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Yes</text:p>
          </table:table-cell>
        </table:table-row>
      </table:table>
      <table:table table:name="Grant-Revoke" table:style-name="ta1">
        <table:table-column table:style-name="co1" table:number-columns-repeated="3" table:default-cell-style-name="Default"/>
        <table:table-column table:style-name="co9" table:default-cell-style-name="ce4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/>
          <table:covered-table-cell table:number-columns-repeated="2" table:style-name="Default"/>
        </table:table-row>
        <table:table-row table:style-name="ro1">
          <table:table-cell table:number-columns-repeated="3"/>
          <table:table-cell table:style-name="Default" office:value-type="string" calcext:value-type="string">
            <text:p>entity</text:p>
          </table:table-cell>
          <table:table-cell table:style-name="Default"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table:style-name="Default" office:value-type="string" calcext:value-type="string">
            <text:p>_GlobalAdminHubs_</text:p>
          </table:table-cell>
          <table:table-cell table:style-name="Default"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ant user GlobalHub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evoke user GlobalCommunityAdmin privileg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table table:name="Challenge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3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REATE_OPPORTUNITY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/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Challenge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office:value-type="string" calcext:value-type="string">
            <text:p>no test as above fails</text:p>
          </table:table-cell>
          <table:table-cell office:value-type="string" calcext:value-type="string">
            <text:p>Yes</text:p>
          </table:table-cell>
          <table:table-cell table:number-columns-repeated="2" table:style-name="ce9" office:value-type="string" calcext:value-type="string">
            <text:p>No (not parent member)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Appl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Challenge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10">
            <text:p>Challenge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Challenge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MOVE_CARD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rivate) <text:s/>/ Preferenc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Challenge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Challenge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AUTHORIZATION_RESE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Appl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Relation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Challenge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Challenge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Challenge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table table:name="Opportunity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3" table:default-cell-style-name="ce3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1" office:value-type="string" calcext:value-type="string" table:number-columns-spanned="4" table:number-rows-spanned="1">
            <text:p>role</text:p>
          </table:table-cell>
          <table:covered-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privilege</text:p>
          </table:table-cell>
          <table:table-cell office:value-type="string" calcext:value-type="string">
            <text:p>_RegisteredUser_</text:p>
          </table:table-cell>
          <table:table-cell office:value-type="string" calcext:value-type="string">
            <text:p>_GlobalAdmin_</text:p>
          </table:table-cell>
          <table:table-cell office:value-type="string" calcext:value-type="string">
            <text:p>_GlobalAdminHubs_</text:p>
          </table:table-cell>
          <table:table-cell office:value-type="string" calcext:value-type="string">
            <text:p>_GlobalAdminCommunity_</text:p>
          </table:table-cell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pportunity (Private) <text:s/>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INNOVATION_FLOW</text:p>
          </table:table-cell>
          <table:table-cell/>
          <table:table-cell office:value-type="string" calcext:value-type="string">
            <text:p>Yes</text:p>
          </table:table-cell>
          <table:table-cell table:style-name="ce13" office:value-type="string" calcext:value-type="string">
            <text:p>Yes</text:p>
          </table:table-cell>
          <table:table-cell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 / Discuss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rivate) <text:s/>/ Community / Communication / Update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8">
            <text:p>Opportunity (Private) <text:s/>/ Collabor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6">
            <text:p>Opportunity (Private) <text:s/>/ Collaboration / Relation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10">
            <text:p>Opportunity (Private) <text:s/>/ Collaboration / Callou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Opportunity (Private) <text:s/>/ Collaboration / Callout / Aspect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 office:value-type="string" calcext:value-type="string">
            <text:p>Yes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2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CONTRIBUTE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MOVE_CARD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Yes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table:style-name="ce14"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 table:style-name="ce9" office:value-type="string" calcext:value-type="string">
            <text:p>No</text:p>
          </table:table-cell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2" table:style-name="ce13" office:value-type="string" calcext:value-type="string">
            <text:p>No</text:p>
          </table:table-cell>
          <table:table-cell table:style-name="ce9" office:value-type="string" calcext:value-type="string">
            <text:p>No</text:p>
          </table:table-cell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Canva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rivate) <text:s/>/ Collaboration / Callout / Comments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office:value-type="string" calcext:value-type="string">
            <text:p>no test as above fail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PUBLIC Opportunity</text:p>
          </table:table-cell>
          <table:table-cell table:style-name="ce5"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mmunity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APPLY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OMMUNITY_JOIN</text:p>
          </table:table-cell>
          <table:table-cell table:style-name="ce9" office:value-type="string" calcext:value-type="string">
            <text:p>No (not parent member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 / Discuss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mmunity / Communication / Updat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RELATION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LLOU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Collaboration / Relation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9">
            <text:p>Opportunity (Public) <text:s/>/ Collaboration / Callou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ASPEC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Aspect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Canva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7">
            <text:p>Opportunity (Public) <text:s/>/ Collaboration / Callout / Comments</text:p>
          </table:table-cell>
          <table:table-cell office:value-type="string" calcext:value-type="string">
            <text:p>CRE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_CANVAS</text:p>
          </table:table-cell>
          <table:table-cell table:number-columns-repeated="4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CREATE_COMMENT</text:p>
          </table:table-cell>
          <table:table-cell table:number-columns-repeated="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1" table:number-rows-spanned="5">
            <text:p>Opportunity (Public) <text:s/>/ Preferences</text:p>
          </table:table-cell>
          <table:table-cell office:value-type="string" calcext:value-type="string">
            <text:p>CRE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GRANT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READ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UPDA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DELETE</text:p>
          </table:table-cell>
          <table:table-cell table:style-name="ce9" office:value-type="string" calcext:value-type="string">
            <text:p>N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8T10:12:55.108453153</meta:creation-date>
    <meta:editing-duration>PT12H40M53S</meta:editing-duration>
    <meta:editing-cycles>99</meta:editing-cycles>
    <meta:generator>LibreOffice/7.3.7.2$Linux_X86_64 LibreOffice_project/30$Build-2</meta:generator>
    <dc:date>2022-11-23T17:09:43.949410487</dc:date>
    <meta:document-statistic meta:table-count="6" meta:cell-count="2054" meta:object-count="0"/>
  </office:meta>
</office:document-meta>
</file>